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dc5d" officeooo:paragraph-rsid="0013dc5d"/>
    </style:style>
    <style:style style:name="P2" style:family="paragraph" style:parent-style-name="Standard">
      <style:text-properties officeooo:rsid="0013f67c" officeooo:paragraph-rsid="0013f67c"/>
    </style:style>
    <style:style style:name="P3" style:family="paragraph" style:parent-style-name="Standard">
      <style:text-properties officeooo:rsid="0015dfd2" officeooo:paragraph-rsid="0015dfd2"/>
    </style:style>
    <style:style style:name="P4" style:family="paragraph" style:parent-style-name="Standard">
      <style:text-properties officeooo:rsid="0013dc5d" officeooo:paragraph-rsid="0015dfd2"/>
    </style:style>
    <style:style style:name="P5" style:family="paragraph" style:parent-style-name="Text_20_body">
      <style:text-properties officeooo:rsid="0013dc5d" officeooo:paragraph-rsid="0015dfd2"/>
    </style:style>
    <style:style style:name="P6" style:family="paragraph" style:parent-style-name="Text_20_body">
      <style:text-properties officeooo:rsid="0013f67c" officeooo:paragraph-rsid="0015dfd2"/>
    </style:style>
    <style:style style:name="P7" style:family="paragraph" style:parent-style-name="Standard">
      <style:text-properties officeooo:rsid="0013f67c" officeooo:paragraph-rsid="0015dfd2"/>
    </style:style>
    <style:style style:name="P8" style:family="paragraph" style:parent-style-name="Standard">
      <style:text-properties officeooo:rsid="00208147" officeooo:paragraph-rsid="00208147"/>
    </style:style>
    <style:style style:name="P9" style:family="paragraph" style:parent-style-name="Standard">
      <style:text-properties officeooo:rsid="0013dc5d" officeooo:paragraph-rsid="00208147"/>
    </style:style>
    <style:style style:name="P10" style:family="paragraph" style:parent-style-name="Text_20_body">
      <style:text-properties officeooo:rsid="00208147" officeooo:paragraph-rsid="00208147"/>
    </style:style>
    <style:style style:name="P11" style:family="paragraph" style:parent-style-name="Standard">
      <style:text-properties officeooo:rsid="0013f67c" officeooo:paragraph-rsid="00208147"/>
    </style:style>
    <style:style style:name="P12" style:family="paragraph" style:parent-style-name="Text_20_body">
      <style:text-properties officeooo:rsid="0013f67c" officeooo:paragraph-rsid="00208147"/>
    </style:style>
    <style:style style:name="P13" style:family="paragraph" style:parent-style-name="Text_20_body">
      <style:text-properties officeooo:rsid="0013f67c" officeooo:paragraph-rsid="00212814"/>
    </style:style>
    <style:style style:name="P14" style:family="paragraph" style:parent-style-name="Standard">
      <style:text-properties officeooo:rsid="00208147" officeooo:paragraph-rsid="00212814"/>
    </style:style>
    <style:style style:name="P15" style:family="paragraph" style:parent-style-name="Standard">
      <style:text-properties officeooo:rsid="0013dc5d" officeooo:paragraph-rsid="00212814"/>
    </style:style>
    <style:style style:name="P16" style:family="paragraph" style:parent-style-name="Standard">
      <style:text-properties officeooo:rsid="0013f67c" officeooo:paragraph-rsid="00212814"/>
    </style:style>
    <style:style style:name="P17" style:family="paragraph" style:parent-style-name="Standard">
      <style:text-properties officeooo:rsid="00208147" officeooo:paragraph-rsid="002246cc"/>
    </style:style>
    <style:style style:name="P18" style:family="paragraph" style:parent-style-name="Standard">
      <style:text-properties officeooo:rsid="0013dc5d" officeooo:paragraph-rsid="002246cc"/>
    </style:style>
    <style:style style:name="P19" style:family="paragraph" style:parent-style-name="Text_20_body">
      <style:text-properties officeooo:rsid="0013f67c" officeooo:paragraph-rsid="002246cc"/>
    </style:style>
    <style:style style:name="P20" style:family="paragraph" style:parent-style-name="Standard">
      <style:text-properties officeooo:rsid="0013f67c" officeooo:paragraph-rsid="002246cc"/>
    </style:style>
    <style:style style:name="T1" style:family="text">
      <style:text-properties officeooo:rsid="0013dc5d"/>
    </style:style>
    <style:style style:name="T2" style:family="text">
      <style:text-properties officeooo:rsid="00212814"/>
    </style:style>
    <style:style style:name="T3" style:family="text">
      <style:text-properties officeooo:rsid="00208147"/>
    </style:style>
    <style:style style:name="T4" style:family="text">
      <style:text-properties officeooo:rsid="002246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Grupo: TroqTempo (Wolfgang, Ricardo, Filipe, Iverton) </text:p>
      <text:p text:style-name="P1"/>
      <text:p text:style-name="P1">1) Apresentação</text:p>
      <text:p text:style-name="P1">- Clara</text:p>
      <text:p text:style-name="P1">A apresentaçao foi bem clara, apresentando a ideia do projeto de forma simples, não gerando nenhuma dúvida.</text:p>
      <text:p text:style-name="P1"/>
      <text:p text:style-name="P1">- Objetiva</text:p>
      <text:p text:style-name="P2">O grupo apresentou o trabalho de forma objetiva, explicando os tópicos do projeto direto ao ponto.</text:p>
      <text:p text:style-name="P2"/>
      <text:p text:style-name="P1"/>
      <text:p text:style-name="P1">2) Você concorda com as decisões tomadas? Por quê?</text:p>
      <text:p text:style-name="P1"/>
      <text:p text:style-name="P2">Sim, concordo com as decisões tomadas pelo grupo, pois o grupo explicou as razões para as suas decisões com clareza.</text:p>
      <text:p text:style-name="P2"/>
      <text:p text:style-name="P2"/>
      <text:p text:style-name="P3">Grupo 2: <text:line-break/></text:p>
      <text:p text:style-name="P4">1) Apresentação</text:p>
      <text:p text:style-name="P4">- Clara</text:p>
      <text:p text:style-name="P5">A apresentação foi clara e explicou a ideia do projeto de modo simples, sem deixar dúvidas.</text:p>
      <text:p text:style-name="P4"/>
      <text:p text:style-name="P4">- Objetiva</text:p>
      <text:p text:style-name="P6">O grupo apresentou o trabalho de maneira objetiva, explicando os tópicos do projeto de forma direta.</text:p>
      <text:p text:style-name="P7"/>
      <text:p text:style-name="P4"/>
      <text:p text:style-name="P4">2) Você concorda com as decisões tomadas? Por quê?</text:p>
      <text:p text:style-name="P4"/>
      <text:p text:style-name="P6">Sim, concordo com as decisões do grupo, porque elas foram explicadas de maneira clara e bem justificadas.</text:p>
      <text:p text:style-name="P7"/>
      <text:p text:style-name="P8">Dia 27/11</text:p>
      <text:p text:style-name="P8"/>
      <text:p text:style-name="P8">Grupo 03: Guia para uma Startup:<text:line-break/><text:line-break/><text:span text:style-name="T1">1) Apresentação</text:span></text:p>
      <text:p text:style-name="P9">- Clara</text:p>
      <text:p text:style-name="P10">O grupo apresentou seu tema de forma clara, explicando de forma simples sobre como iria funcionar seu plano.</text:p>
      <text:p text:style-name="P9"/>
      <text:p text:style-name="P9">- Objetiva</text:p>
      <text:p text:style-name="P11">O grupo apresentou o trabalho de maneira objetiva, explicando os tópicos do projeto de forma direta.</text:p>
      <text:p text:style-name="P11"/>
      <text:p text:style-name="P9">2) Você concorda com as decisões tomadas? Por quê?</text:p>
      <text:p text:style-name="P9"/>
      <text:p text:style-name="P12"><text:soft-page-break/>Sim, concordo com as decisões do grupo, porque elas foram explicadas de maneira clara e bem justificadas.</text:p>
      <text:p text:style-name="P11"/>
      <text:p text:style-name="P8">Grupo 04: Meu grupo</text:p>
      <text:p text:style-name="P8"/>
      <text:p text:style-name="P8">Grupo 05: <text:s/><text:span text:style-name="T2">HealthConect</text:span></text:p>
      <text:p text:style-name="P8"/>
      <text:p text:style-name="P8"><text:span text:style-name="T1">1) Apresentação</text:span></text:p>
      <text:p text:style-name="P9">- Clara</text:p>
      <text:p text:style-name="P12"><text:span text:style-name="T3">s</text:span>im, a apresentação foi clara, <text:span text:style-name="T2">didática</text:span>, com informações bem organizadas e fáceis de compreender.</text:p>
      <text:p text:style-name="P9">- Objetiva</text:p>
      <text:p text:style-name="P12">Sim, <text:s/>apresentação foi objetiva, indo direto aos pontos principais sem excesso de detalhes desnecessários.</text:p>
      <text:p text:style-name="P11"/>
      <text:p text:style-name="P9">2) Você concorda com as decisões tomadas? Por quê?</text:p>
      <text:p text:style-name="P13">Sim, eu concordo. As decisões foram bem justificadas, baseadas nos dados apresentados e alinhadas ao propósito do trabalho, demonstrando coerência e boa interpretação das informações.</text:p>
      <text:p text:style-name="P12"/>
      <text:p text:style-name="P14">Grupo 0<text:span text:style-name="T2">6</text:span>: <text:s/><text:span text:style-name="T2">HealthConect</text:span></text:p>
      <text:p text:style-name="P14"/>
      <text:p text:style-name="P14"><text:span text:style-name="T1">1) Apresentação</text:span></text:p>
      <text:p text:style-name="P15">- Clara</text:p>
      <text:p text:style-name="P13"><text:span text:style-name="T3">s</text:span>im, a apresentação foi clara, <text:span text:style-name="T2">didática</text:span>, com informações bem organizadas e fáceis de compreender.</text:p>
      <text:p text:style-name="P15">- Objetiva</text:p>
      <text:p text:style-name="P13">Sim, <text:s/>apresentação foi objetiva, indo direto aos pontos principais sem excesso de detalhes desnecessários.</text:p>
      <text:p text:style-name="P16"/>
      <text:p text:style-name="P15">2) Você concorda com as decisões tomadas? Por quê?</text:p>
      <text:p text:style-name="P13">Sim, eu concordo. As decisões foram bem justificadas, baseadas nos dados apresentados e alinhadas ao propósito do trabalho, demonstrando coerência e boa interpretação das informações.</text:p>
      <text:p text:style-name="P13"/>
      <text:p text:style-name="P17">Grupo 0<text:span text:style-name="T2">6</text:span>: <text:s/><text:span text:style-name="T4">itapuã bairro esponja</text:span></text:p>
      <text:p text:style-name="P17"/>
      <text:p text:style-name="P17"><text:span text:style-name="T1">1) Apresentação</text:span></text:p>
      <text:p text:style-name="P18">- Clara</text:p>
      <text:p text:style-name="P19"><text:span text:style-name="T3">s</text:span>im, a apresentação foi clara, <text:span text:style-name="T2">didática</text:span>, com informações bem organizadas e fáceis de compreender.</text:p>
      <text:p text:style-name="P18">- Objetiva</text:p>
      <text:p text:style-name="P19">Sim, <text:s/>apresentação foi objetiva, indo direto aos pontos principais sem excesso de detalhes desnecessários.</text:p>
      <text:p text:style-name="P20"/>
      <text:p text:style-name="P18">2) Você concorda com as decisões tomadas? Por quê?</text:p>
      <text:p text:style-name="P19">Sim, eu concordo. As decisões foram bem justificadas, baseadas nos dados apresentados e alinhadas ao propósito do trabalho, demonstrando coerência e boa interpretação das informaçõ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9:25:24.330752190</meta:creation-date>
    <dc:date>2025-11-28T12:57:13.348668742</dc:date>
    <meta:editing-duration>P1DT16H11M8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2" meta:paragraph-count="49" meta:word-count="433" meta:character-count="2784" meta:non-whitespace-character-count="2390"/>
  </office:meta>
</office:document-meta>
</file>